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7b0" officeooo:paragraph-rsid="0000c7b0"/>
    </style:style>
    <style:style style:name="P2" style:family="paragraph" style:parent-style-name="Standard" style:list-style-name="L1">
      <style:text-properties officeooo:rsid="0000c7b0" officeooo:paragraph-rsid="0000c7b0"/>
    </style:style>
    <style:style style:name="P3" style:family="paragraph" style:parent-style-name="Standard">
      <style:text-properties fo:font-weight="bold" officeooo:rsid="0000c7b0" officeooo:paragraph-rsid="0000c7b0" style:font-weight-asian="bold" style:font-weight-complex="bold"/>
    </style:style>
    <style:style style:name="P4" style:family="paragraph" style:parent-style-name="Standard">
      <style:text-properties officeooo:rsid="0002726a" officeooo:paragraph-rsid="0000c7b0"/>
    </style:style>
    <style:style style:name="T1" style:family="text">
      <style:text-properties officeooo:rsid="000272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ekly Update 1 on Project A</text:p>
      <text:p text:style-name="P1">Group 6 – Quanah Green, Collin James, Pavallan Mohan, James Stewart, and Benjamin Tate</text:p>
      <text:p text:style-name="P1">CS 361 – Section 400</text:p>
      <text:p text:style-name="P1">January 22, 2017</text:p>
      <text:p text:style-name="P1"/>
      <text:p text:style-name="P1">Main updates this week:</text:p>
      <text:list xml:id="list2060867716764045154" text:style-name="L1">
        <text:list-item>
          <text:p text:style-name="P2">All group members participated in discussion on Canvas about scheduling <text:span text:style-name="T1">and plans for communication platforms to be used</text:span></text:p>
        </text:list-item>
        <text:list-item>
          <text:p text:style-name="P2">It was decided that our group's Canvas discussion board will be used for the discussion of broader ideas and plans, while weekly meetings will be held on Google Hangouts each Monday afternoon (PST) to formulate a specific plan of action for the week</text:p>
        </text:list-item>
        <text:list-item>
          <text:p text:style-name="P2">Pavallan began an email chain to loop the customer (Meredith Kiessling) in on our discussion and also started a Google Doc, which will be used to share group work</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0:34:31.040419715</meta:creation-date>
    <dc:date>2017-01-22T20:53:26.639836228</dc:date>
    <meta:editing-duration>PT2M25S</meta:editing-duration>
    <meta:editing-cycles>1</meta:editing-cycles>
    <meta:document-statistic meta:table-count="0" meta:image-count="0" meta:object-count="0" meta:page-count="1" meta:paragraph-count="8" meta:word-count="123" meta:character-count="707" meta:non-whitespace-character-count="593"/>
    <meta:generator>LibreOffice/4.4.6.3$Linux_x86 LibreOffice_project/40m0$Build-3</meta:generator>
  </office:meta>
</office:document-meta>
</file>